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sub>
        <mi>y</mi>
        <mrow>
          <mi>D</mi>
          <mn>2</mn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h</mi>
          <mi mathvariant="italic">RD</mi>
        </msub>
      </mrow>
      <mrow>
        <mo fence="true" stretchy="false">(</mo>
        <mrow>
          <mrow>
            <mi>γ</mi>
            <mrow>
              <msub>
                <mi>S</mi>
                <mi mathvariant="italic">Source</mi>
              </msub>
              <mo stretchy="false">+</mo>
              <msqrt>
                <mrow>
                  <mo fence="true" stretchy="false">(</mo>
                  <mrow>
                    <mrow>
                      <mn>1</mn>
                      <mo stretchy="false">−</mo>
                      <msup>
                        <mi>γ</mi>
                        <mn>2</mn>
                      </msup>
                    </mrow>
                  </mrow>
                  <mo fence="true" stretchy="false">)</mo>
                </mrow>
              </msqrt>
            </mrow>
            <msub>
              <mi>S</mi>
              <mi mathvariant="italic">relay</mi>
            </msub>
          </mrow>
        </mrow>
        <mo fence="true" stretchy="false">)</mo>
      </mrow>
    </mrow>
    <annotation encoding="StarMath 5.0">y_D2 ( t ) = h_RD ( %gamma S_Source + sqrt(1- %gamma^2 )S_relay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0:42:50.880831507</meta:creation-date>
    <meta:generator>LibreOffice/6.0.7.3$Linux_X86_64 LibreOffice_project/00m0$Build-3</meta:generator>
    <dc:date>2019-07-27T21:00:49.841445341</dc:date>
    <meta:editing-duration>PT17M59S</meta:editing-duration>
    <meta:editing-cycles>1</meta:editing-cycles>
  </office:meta>
</office:document-meta>
</file>